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5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26" style:family="paragraph" style:parent-style-name="Standard">
      <style:text-properties officeooo:paragraph-rsid="0b0ddd8e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officeooo:rsid="0dde9a1c" officeooo:paragraph-rsid="0dde9a1c"/>
    </style:style>
    <style:style style:name="P31" style:family="paragraph" style:parent-style-name="Standard">
      <style:text-properties officeooo:rsid="0dde9a1c" officeooo:paragraph-rsid="0f28fb61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3" style:family="paragraph" style:parent-style-name="Standard">
      <style:text-properties officeooo:rsid="0dde9a1c" officeooo:paragraph-rsid="0ddfbc49"/>
    </style:style>
    <style:style style:name="P34" style:family="paragraph" style:parent-style-name="Footnote">
      <style:text-properties officeooo:rsid="043ccc66" officeooo:paragraph-rsid="0dca2508"/>
    </style:style>
    <style:style style:name="P35" style:family="paragraph" style:parent-style-name="Footnote">
      <style:text-properties officeooo:rsid="043ccc66" officeooo:paragraph-rsid="0e5afad8"/>
    </style:style>
    <style:style style:name="P36" style:family="paragraph" style:parent-style-name="Standard">
      <style:paragraph-properties fo:text-align="center" style:justify-single-word="false"/>
      <style:text-properties officeooo:paragraph-rsid="0cc50ec9"/>
    </style:style>
    <style:style style:name="P37" style:family="paragraph" style:parent-style-name="Standard">
      <style:paragraph-properties fo:text-align="center" style:justify-single-word="false"/>
      <style:text-properties officeooo:paragraph-rsid="0eb4913f"/>
    </style:style>
    <style:style style:name="P38" style:family="paragraph" style:parent-style-name="Standard">
      <style:paragraph-properties fo:text-align="center" style:justify-single-word="false"/>
      <style:text-properties officeooo:paragraph-rsid="0daef67d"/>
    </style:style>
    <style:style style:name="P39" style:family="paragraph" style:parent-style-name="Standard">
      <style:paragraph-properties fo:text-align="center" style:justify-single-word="false"/>
      <style:text-properties officeooo:paragraph-rsid="0db0d4d1"/>
    </style:style>
    <style:style style:name="P40" style:family="paragraph" style:parent-style-name="Standard">
      <style:paragraph-properties fo:text-align="center" style:justify-single-word="false"/>
      <style:text-properties officeooo:paragraph-rsid="0cc5fe5b"/>
    </style:style>
    <style:style style:name="P41" style:family="paragraph" style:parent-style-name="Standard">
      <style:paragraph-properties fo:text-align="center" style:justify-single-word="false"/>
      <style:text-properties officeooo:paragraph-rsid="0d1ec96e"/>
    </style:style>
    <style:style style:name="P42" style:family="paragraph" style:parent-style-name="Standard">
      <style:paragraph-properties fo:text-align="center" style:justify-single-word="false"/>
      <style:text-properties officeooo:paragraph-rsid="0d804757"/>
    </style:style>
    <style:style style:name="P43" style:family="paragraph" style:parent-style-name="Standard">
      <style:paragraph-properties fo:text-align="center" style:justify-single-word="false"/>
      <style:text-properties officeooo:paragraph-rsid="0dce9327"/>
    </style:style>
    <style:style style:name="P44" style:family="paragraph" style:parent-style-name="Standard">
      <style:paragraph-properties fo:text-align="center" style:justify-single-word="false"/>
      <style:text-properties officeooo:paragraph-rsid="103fc298"/>
    </style:style>
    <style:style style:name="P45" style:family="paragraph" style:parent-style-name="Standard">
      <style:paragraph-properties fo:text-align="center" style:justify-single-word="false"/>
      <style:text-properties officeooo:paragraph-rsid="10411e41"/>
    </style:style>
    <style:style style:name="P46" style:family="paragraph" style:parent-style-name="Footnote">
      <style:text-properties officeooo:paragraph-rsid="0f92b562"/>
    </style:style>
    <style:style style:name="P47" style:family="paragraph" style:parent-style-name="Standard">
      <style:text-properties officeooo:paragraph-rsid="0f9ce6c3"/>
    </style:style>
    <style:style style:name="P48" style:family="paragraph" style:parent-style-name="Standard">
      <style:text-properties officeooo:paragraph-rsid="0f9ee08e"/>
    </style:style>
    <style:style style:name="P4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1" style:family="paragraph" style:parent-style-name="Footnote">
      <style:text-properties officeooo:paragraph-rsid="102c1a0f"/>
    </style:style>
    <style:style style:name="P52" style:family="paragraph" style:parent-style-name="Standard">
      <style:text-properties officeooo:paragraph-rsid="1044b2e0"/>
    </style:style>
    <style:style style:name="P53" style:family="paragraph" style:parent-style-name="Footnote">
      <style:text-properties officeooo:paragraph-rsid="1020b286"/>
    </style:style>
    <style:style style:name="P54" style:family="paragraph" style:parent-style-name="Standard">
      <style:text-properties officeooo:paragraph-rsid="104d50c8"/>
    </style:style>
    <style:style style:name="P55" style:family="paragraph" style:parent-style-name="Standard">
      <style:text-properties officeooo:paragraph-rsid="10656f7f"/>
    </style:style>
    <style:style style:name="P56" style:family="paragraph" style:parent-style-name="Standard">
      <style:text-properties officeooo:paragraph-rsid="106b703b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Footnote">
      <style:text-properties officeooo:paragraph-rsid="108e3d76"/>
    </style:style>
    <style:style style:name="P61" style:family="paragraph" style:parent-style-name="Standard">
      <style:text-properties officeooo:paragraph-rsid="101c0948"/>
    </style:style>
    <style:style style:name="P62" style:family="paragraph" style:parent-style-name="Standard">
      <style:text-properties officeooo:paragraph-rsid="1092a9da"/>
    </style:style>
    <style:style style:name="P63" style:family="paragraph" style:parent-style-name="Standard">
      <style:text-properties officeooo:paragraph-rsid="0c819a59"/>
    </style:style>
    <style:style style:name="P64" style:family="paragraph" style:parent-style-name="Standard">
      <style:text-properties officeooo:paragraph-rsid="0c8364eb"/>
    </style:style>
    <style:style style:name="P65" style:family="paragraph" style:parent-style-name="Standard">
      <style:text-properties officeooo:paragraph-rsid="0ddfbc49"/>
    </style:style>
    <style:style style:name="P66" style:family="paragraph" style:parent-style-name="Standard">
      <style:text-properties officeooo:paragraph-rsid="1104ef98"/>
    </style:style>
    <style:style style:name="P67" style:family="paragraph" style:parent-style-name="Standard">
      <style:text-properties officeooo:paragraph-rsid="1108b645"/>
    </style:style>
    <style:style style:name="P68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6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font-name="Liberation Sans" fo:font-size="12pt" style:font-size-asian="12pt" style:font-size-complex="12pt"/>
    </style:style>
    <style:style style:name="T15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6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2" style:family="text">
      <style:text-properties fo:color="#000000" loext:opacity="100%" officeooo:rsid="0f2e8f46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85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8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style:use-window-font-color="true" loext:opacity="0%" style:font-name="Liberation Sans" fo:font-size="12pt" style:font-size-asian="12pt" style:font-size-complex="12pt"/>
    </style:style>
    <style:style style:name="T21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3" style:family="text">
      <style:text-properties officeooo:rsid="04473353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officeooo:rsid="0aace3cd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officeooo:rsid="0f8f58bd"/>
    </style:style>
    <style:style style:name="T239" style:family="text">
      <style:text-properties officeooo:rsid="0f95a7a0"/>
    </style:style>
    <style:style style:name="T240" style:family="text">
      <style:text-properties officeooo:rsid="1059a4a9"/>
    </style:style>
    <style:style style:name="T241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9"><text:span text:style-name="T135">C</text:span><text:span text:style-name="T134">hecklist voor </text:span><text:span text:style-name="T136">de installatie</text:span><text:span text:style-name="T134"> van </text:span><text:span text:style-name="T134"><text:user-field-get text:name="Distro">Ubuntu</text:user-field-get></text:span><text:span text:style-name="T134"><text:s/></text:span><text:span text:style-name="T140"><text:user-field-get text:name="Version">24.04 LTS</text:user-field-get></text:span><text:span text:style-name="T138"><text:note text:id="ftn1" text:note-class="footnote"><text:note-citation>1</text:note-citation><text:note-body><text:p text:style-name="P51"><text:span text:style-name="T226">D</text:span><text:span text:style-name="T217">eze </text:span><text:span text:style-name="T228"><text:user-field-get text:name="Distro">Ubuntu</text:user-field-get></text:span><text:span text:style-name="T219"><text:s/></text:span><text:span text:style-name="T229"><text:user-field-get text:name="Version">24.04 LTS</text:user-field-get></text:span><text:span text:style-name="T229"><text:s/>Desktop</text:span><text:span text:style-name="T217"> van april</text:span><text:span text:style-name="T220"> </text:span><text:span text:style-name="T230"><text:user-field-get text:name="Releaseyear">2024</text:user-field-get></text:span><text:span text:style-name="T221"><text:s/></text:span><text:span text:style-name="T226">is een zogenaamde </text:span><text:span text:style-name="T217">LTS-</text:span><text:span text:style-name="T226">versie</text:span><text:span text:style-name="T217"> </text:span><text:span text:style-name="T226">(</text:span><text:span text:style-name="T217">staat voor Long-Term Support, </text:span><text:span text:style-name="T218">langetermijnondersteuning</text:span><text:span text:style-name="T226">)</text:span><text:span text:style-name="T218"> </text:span><text:span text:style-name="T227">en</text:span><text:span text:style-name="T221"> </text:span><text:span text:style-name="T217">wordt gedurende 5 jaar ondersteund tot april 202</text:span><text:span text:style-name="T225">9</text:span><text:span text:style-name="T217">, en met een </text:span><text:span text:style-name="T224">gratis persoonlijk </text:span><text:span text:style-name="T217">Ubuntu </text:span><text:span text:style-name="T222">P</text:span><text:span text:style-name="T217">ro-abonnement gedurende 1</text:span><text:span text:style-name="T223">0</text:span><text:span text:style-name="T217"> jaar tot april 203</text:span><text:span text:style-name="T225">4</text:span><text:span text:style-name="T217">.</text:span></text:p></text:note-body></text:note></text:span><text:span text:style-name="T139"><text:s/></text:span><text:span text:style-name="T141">Desktop</text:span><text:span text:style-name="T137">.</text:span></text:p>
      <text:p text:style-name="P61"/>
      <text:p text:style-name="P9"/>
      <text:p text:style-name="P57">Vul het tekstvak achter &lt;...&gt; in</text:p>
      <text:p text:style-name="P3"><text:span text:style-name="T20">&lt;</text:span><text:span text:style-name="T210">g</text:span><text:span text:style-name="T10">ebruiker</text:span><text:span text:style-name="T20">&gt;</text:span><text:span text:style-name="T208"><text:tab/></text:span><text:span text:style-name="T212"> </text:span><text:span text:style-name="T211"><text:tab/><text:tab/><text:tab/></text:span><text:span text:style-name="T195"><draw:control text:anchor-type="as-char" svg:y="-0.4cm" draw:z-index="12" draw:name="Gebruiker 2" draw:style-name="gr2" draw:text-style-name="P77" svg:width="6.002cm" svg:height="0.5cm" draw:control="control11"><svg:title>Gebruiker</svg:title><svg:desc>Volledige naam, bijv. Jan Stek</svg:desc></draw:control></text:span><text:span text:style-name="T195"><text:tab/></text:span><text:span text:style-name="T196">b</text:span><text:span text:style-name="T190">ijv</text:span><text:span text:style-name="T192">.</text:span><text:span text:style-name="T190"> </text:span><text:span text:style-name="T193">J</text:span><text:span text:style-name="T194">a</text:span><text:span text:style-name="T193">n </text:span><text:span text:style-name="T194">Jansen</text:span></text:p>
      <text:p text:style-name="P56"><text:span text:style-name="T209">&lt;g</text:span><text:span text:style-name="T13">ebruikersnaam&gt;<text:tab/></text:span><text:span text:style-name="T187"><draw:control text:anchor-type="as-char" svg:y="-0.4cm" draw:z-index="13" draw:name="Gberuikersnaam 3" draw:style-name="gr2" draw:text-style-name="P77" svg:width="6.002cm" svg:height="0.5cm" draw:control="control12"><svg:title>Gebruikersnaam</svg:title><svg:desc>Korte naam, bijv. jan</svg:desc></draw:control></text:span><text:span text:style-name="T187"><text:tab/></text:span><text:span text:style-name="T196">b</text:span><text:span text:style-name="T188">ijv</text:span><text:span text:style-name="T189">.</text:span><text:span text:style-name="T4"> </text:span><text:span text:style-name="T153">j</text:span><text:span text:style-name="T154">a</text:span><text:span text:style-name="T153">n</text:span></text:p>
      <text:p text:style-name="P2"><text:span text:style-name="T13">&lt;</text:span><text:span text:style-name="T15">computernaam</text:span><text:span text:style-name="T13">&gt;</text:span><text:span text:style-name="T197"><text:tab/><text:tab/></text:span><text:span text:style-name="T2"><draw:control text:anchor-type="as-char" svg:y="-0.4cm" draw:z-index="14" draw:name="Computernaam 1" draw:style-name="gr2" draw:text-style-name="P77" svg:width="6.002cm" svg:height="0.5cm" draw:control="control13"><svg:title>Computernaam</svg:title><svg:desc>Unieke naam van de computer</svg:desc></draw:control></text:span><text:span text:style-name="T2"> <text:tab/></text:span><text:span text:style-name="T196">b</text:span><text:span text:style-name="T190">ijv</text:span><text:span text:style-name="T192">.</text:span><text:span text:style-name="T198"> </text:span><text:span text:style-name="T201">pc02</text:span></text:p>
      <text:p text:style-name="P3"><text:span text:style-name="T202">&lt;</text:span><text:span text:style-name="T204">g</text:span><text:span text:style-name="T202">ebruiker&gt;</text:span><text:span text:style-name="T200"><text:tab/></text:span><text:span text:style-name="T211"> <text:tab/><text:tab/><text:tab/></text:span><text:span text:style-name="T195"><draw:control text:anchor-type="as-char" svg:y="-0.4cm" draw:z-index="15" draw:name="Gebruiker 3" draw:style-name="gr2" draw:text-style-name="P77" svg:width="6.002cm" svg:height="0.5cm" draw:control="control14"><svg:title>Gebruiker</svg:title><svg:desc>Volledige naam, bijv. Jan Stek</svg:desc></draw:control></text:span><text:span text:style-name="T195"><text:tab/></text:span><text:span text:style-name="T196">e</text:span><text:span text:style-name="T191">v</text:span><text:span text:style-name="T192">t.</text:span><text:span text:style-name="T191"> extra gebruikers</text:span></text:p>
      <text:p text:style-name="P62"><text:span text:style-name="T202">&lt;</text:span><text:span text:style-name="T204">g</text:span><text:span text:style-name="T202">ebruiker</text:span><text:span text:style-name="T205">sn</text:span><text:span text:style-name="T203">aa</text:span><text:span text:style-name="T205">m</text:span><text:span text:style-name="T202">&gt;<text:tab/></text:span><text:span text:style-name="T187"><draw:control text:anchor-type="as-char" svg:y="-0.4cm" draw:z-index="16" draw:name="Gberuikersnaam 4" draw:style-name="gr2" draw:text-style-name="P77" svg:width="6.002cm" svg:height="0.5cm" draw:control="control15"><svg:title>Gebruikersnaam</svg:title><svg:desc>Korte naam, bijv. jan</svg:desc></draw:control></text:span><text:span text:style-name="T187"><text:tab/></text:span><text:span text:style-name="T199">e</text:span><text:span text:style-name="T206">v</text:span><text:span text:style-name="T207">t.</text:span><text:span text:style-name="T206"> extra gebruikers</text:span></text:p>
      <text:p text:style-name="P59"><text:span text:style-name="T241">v</text:span>ervang &lt;...&gt; in deze checklist door de waarde in het tekstvak.</text:p>
      <text:p text:style-name="P24"/>
      <text:p text:style-name="P24"/>
      <text:p text:style-name="P1"><text:span text:style-name="Strong_20_Emphasis"><text:span text:style-name="T120">Nog niet op Linux?</text:span></text:span><text:span text:style-name="T145"><text:tab/></text:span><text:span text:style-name="T149">G</text:span><text:span text:style-name="T146">ebruik </text:span><text:span text:style-name="Strong_20_Emphasis"><text:span text:style-name="T150">Checklist </text:span></text:span><text:span text:style-name="Strong_20_Emphasis"><text:span text:style-name="T151">overzetten</text:span></text:span><text:span text:style-name="T146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47"> onder </text:span><text:span text:style-name="Strong_20_Emphasis"><text:span text:style-name="T121">Linux</text:span></text:span><text:span text:style-name="T148">.</text:span></text:p>
      <text:p text:style-name="P23"><text:span text:style-name="Strong_20_Emphasis"><text:span text:style-name="T122">Nieuwe installatie?</text:span></text:span><text:span text:style-name="T117"><text:tab/></text:span><text:span text:style-name="T119">B</text:span><text:span text:style-name="T117">egin bij hoofdstuk </text:span><text:span text:style-name="Strong_20_Emphasis"><text:span text:style-name="T122"><text:bookmark-ref text:reference-format="page" text:ref-name="__RefNumPara__4009_1271708128">2</text:bookmark-ref></text:span></text:span><text:span text:style-name="Strong_20_Emphasis"><text:span text:style-name="T122"><text:s text:c="2"/></text:span></text:span><text:span text:style-name="Strong_20_Emphasis"><text:span text:style-name="T123"><text:bookmark-ref text:reference-format="text" text:ref-name="__RefNumPara__4009_1271708128">Installatie uitvoeren</text:bookmark-ref></text:span></text:span><text:span text:style-name="T118">.</text:span></text:p>
      <text:p text:style-name="P15"/>
      <text:p text:style-name="P15"/>
      <text:list text:style-name="L1">
        <text:list-item>
          <text:p text:style-name="P72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><text:span text:style-name="Strong_20_Emphasis"><text:span text:style-name="T63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63"><draw:control text:anchor-type="as-char" draw:z-index="8" draw:name="Vorm3_ 2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8"><text:span text:style-name="T40">Aanmelden als </text:span><text:span text:style-name="T8">&lt;</text:span><text:span text:style-name="T9">gebruiker&gt;</text:span><text:span text:style-name="T8"><text:note text:id="ftn2" text:note-class="footnote"><text:note-citation>2</text:note-citation><text:note-body><text:p text:style-name="P34"><text:span text:style-name="T83">E</text:span><text:span text:style-name="T94">v</text:span><text:span text:style-name="T95">en</text:span><text:span text:style-name="T97">t</text:span><text:span text:style-name="T98">uele </text:span><text:span text:style-name="T99">extra </text:span><text:span text:style-name="T101">gebruikers</text:span><text:span text:style-name="T99"> aanmelden </text:span><text:span text:style-name="T100">en dezelfde stappen uitvoeren</text:span><text:span text:style-name="T96">.</text:span></text:p></text:note-body></text:note>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63"/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44"><text:span text:style-name="Strong_20_Emphasis"><text:span text:style-name="T65"><draw:control text:anchor-type="as-char" draw:z-index="17" draw:name="Vorm4" draw:style-name="gr1" draw:text-style-name="P7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3" office:value-type="string">
            <text:p text:style-name="P66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3" text:note-class="footnote"><text:note-citation>3</text:note-citation><text:note-body><text:p text:style-name="P68">Druk op de Super-toets (Windows, Command, of Vergrootglas-toets) of klik in de linkerbovenhoek.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49"><text:span text:style-name="T2">Typ</text:span><text:span text:style-name="T44"> de </text:span><text:span text:style-name="T58">volgende </text:span><text:span text:style-name="T45">twee </text:span><text:span text:style-name="T44">opdrachten, ieder gevolgd door de </text:span><text:span text:style-name="T26">Enter</text:span><text:span text:style-name="T43">-toets: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5" office:value-type="string">
            <text:p text:style-name="P52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6" office:value-type="string">
            <text:p text:style-name="P52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7" office:value-type="string">
            <text:p text:style-name="P30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64"/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44"><text:span text:style-name="T65"><draw:control text:anchor-type="as-char" draw:z-index="18" draw:name="Vorm 3" draw:style-name="gr1" draw:text-style-name="P76" svg:width="0.35cm" svg:height="0.35cm" draw:control="control17"/></text:span></text:p>
          </table:table-cell>
          <table:table-cell table:style-name="_31_._5f_Installatie_5f_voorbereiden.A1" office:value-type="string">
            <text:p text:style-name="P44"><text:span text:style-name="T65"><draw:control text:anchor-type="as-char" draw:z-index="19" draw:name="Vorm 4" draw:style-name="gr1" draw:text-style-name="P76" svg:width="0.35cm" svg:height="0.35cm" draw:control="control18"/></text:span></text:p>
          </table:table-cell>
          <table:table-cell table:style-name="_31_._5f_Installatie_5f_voorbereiden.D9" office:value-type="string">
            <text:p text:style-name="P67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T42"/></text:p>
          </table:table-cell>
          <table:table-cell table:style-name="_31_._5f_Installatie_5f_voorbereiden.A1" office:value-type="string">
            <text:p text:style-name="P39"><text:span text:style-name="T42"/></text:p>
          </table:table-cell>
          <table:table-cell table:style-name="_31_._5f_Installatie_5f_voorbereiden.D10" office:value-type="string">
            <text:p text:style-name="P47"><text:span text:style-name="T56">Selecteer</text:span><text:span text:style-name="T47"> </text:span><text:span text:style-name="Strong_20_Emphasis"><text:span text:style-name="T31">1</text:span></text:span><text:span text:style-name="T67"> </text:span><text:span text:style-name="T68">Installatie voorbereiden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31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63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15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B1" office:value-type="string">
            <text:p text:style-name="P36"><text:span text:style-name="Strong_20_Emphasis"><text:span text:style-name="T65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4"><text:span text:style-name="T156">Start de computer op vanaf</text:span><text:span text:style-name="T156"><text:note text:id="ftn4" text:note-class="footnote"><text:note-citation>1</text:note-citation><text:note-body><text:p text:style-name="P60"><text:span text:style-name="T105">B</text:span><text:span text:style-name="T106">ootmenu/</text:span><text:span text:style-name="T105">S</text:span><text:span text:style-name="T106">etup</text:span><text:span text:style-name="T104"> via </text:span><text:span text:style-name="T102">é</text:span><text:span text:style-name="T103">é</text:span><text:span text:style-name="T105">n van de </text:span><text:span text:style-name="T107">Veelgebruikte toetsen:</text:span><text:span text:style-name="T108"> </text:span><text:span text:style-name="T113">Esc</text:span><text:span text:style-name="T108">, </text:span><text:span text:style-name="T113">Delete</text:span><text:span text:style-name="T108">, </text:span><text:span text:style-name="T113">F1</text:span><text:span text:style-name="T108">, </text:span><text:span text:style-name="T113">F2</text:span><text:span text:style-name="T108">, </text:span><text:span text:style-name="T113">F9</text:span><text:span text:style-name="T108">, </text:span><text:span text:style-name="T113">F10</text:span><text:span text:style-name="T108">, </text:span><text:span text:style-name="T113">F11</text:span><text:span text:style-name="T108">, of </text:span><text:span text:style-name="T113">F12</text:span></text:p></text:note-body></text:note></text:span><text:span text:style-name="T156"> </text:span><text:span text:style-name="T160">een </text:span><text:span text:style-name="T142"><text:user-field-get text:name="Distro">Ubuntu</text:user-field-get></text:span><text:span text:style-name="T155"><text:s/></text:span><text:span text:style-name="T143"><text:user-field-get text:name="Version">24.04 LTS</text:user-field-get></text:span><text:span text:style-name="T143"><text:s/></text:span><text:span text:style-name="T144">Desktop</text:span><text:span text:style-name="T77"> </text:span><text:span text:style-name="T78">L</text:span><text:span text:style-name="T79">ive</text:span><text:span text:style-name="T79"><text:note text:id="ftn5" text:note-class="footnote"><text:note-citation>2</text:note-citation><text:note-body><text:p text:style-name="P46"><text:span text:style-name="T213">Vanaf ee</text:span>n <text:span text:style-name="T239">L</text:span>ive <text:span text:style-name="T238">USB</text:span><text:span text:style-name="T216">-stick</text:span><text:span text:style-name="T18"> </text:span>kunt <text:span text:style-name="T213">u opstarten en</text:span> <text:span text:style-name="T16">met </text:span><text:span text:style-name="T161"><text:user-field-get text:name="Distro">Ubuntu</text:user-field-get></text:span><text:span text:style-name="T161"><text:s/></text:span>werken zonder enige bestanden op de harde schijf te wijzigen en maakt ook installatie van <text:span text:style-name="T161"><text:user-field-get text:name="Distro">Ubuntu</text:user-field-get></text:span><text:span text:style-name="T161"><text:s/></text:span>mogelijk.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53"><text:span text:style-name="T92">Maak een opstartbare USB-stick</text:span><text:span text:style-name="T89">:</text:span><text:span text:style-name="Strong_20_Emphasis"><text:span text:style-name="T114"><text:line-break/></text:span></text:span><text:span text:style-name="T84">Download </text:span><text:span text:style-name="T85">een </text:span><text:span text:style-name="Sterk_20_accent_20_voetnoot"><text:span text:style-name="T34"><text:user-field-get text:name="Distro">Ubuntu</text:user-field-get></text:span></text:span><text:span text:style-name="Sterk_20_accent_20_voetnoot"><text:span text:style-name="T34"><text:s/>Desktop </text:span></text:span><text:span text:style-name="Sterk_20_accent_20_voetnoot"><text:span text:style-name="T34"><text:user-field-get text:name="Version">24.04 LTS</text:user-field-get></text:span></text:span><text:span text:style-name="T93"><text:s/></text:span><text:span text:style-name="T87">i</text:span><text:span text:style-name="T91">mage</text:span><text:span text:style-name="T87"> </text:span><text:span text:style-name="T86">vanaf </text:span><text:a xlink:type="simple" xlink:href="https://ubuntu.com/" text:style-name="Internet_20_link" text:visited-style-name="Visited_20_Internet_20_Link"><text:span text:style-name="T215">ubuntu.com</text:span></text:a><text:span text:style-name="T86">.</text:span><text:span text:style-name="Strong_20_Emphasis"><text:span text:style-name="T115"><text:line-break/></text:span></text:span><text:span text:style-name="T88">De </text:span><text:span text:style-name="T90">ver</text:span><text:span text:style-name="T88">volgstappen staan beschreven in </text:span><text:span text:style-name="Sterk_20_accent_20_voetnoot"><text:span text:style-name="T33">Linux informatie</text:span></text:span><text:span text:style-name="T88">, te vinden op </text:span><text:a xlink:type="simple" xlink:href="https://karelzimmer.nl/" text:style-name="Internet_20_link" text:visited-style-name="Visited_20_Internet_20_Link"><text:span text:style-name="T214">karelzimmer.nl</text:span></text:a><text:span text:style-name="T88">, onder </text:span><text:span text:style-name="Sterk_20_accent_20_voetnoot"><text:span text:style-name="T33">Linux</text:span></text:span><text:span text:style-name="T88">.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2"><text:span text:style-name="T56">Selecteer</text:span><text:span text:style-name="T38"> </text:span><text:span text:style-name="Strong_20_Emphasis"><text:span text:style-name="T73">Try or Install Ubuntu</text:span></text:span><text:span text:style-name="T36"> </text:span><text:span text:style-name="T39">en druk op </text:span><text:span text:style-name="T44">de </text:span><text:span text:style-name="T27">Enter</text:span><text:span text:style-name="T4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6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57">Kies</text:span><text:span text:style-name="T158"> </text:span><text:span text:style-name="Strong_20_Emphasis"><text:span text:style-name="T162">Nederlands</text:span></text:span><text:span text:style-name="T158"> en klik</text:span><text:span text:style-name="T159"> </text:span><text:span text:style-name="T158">op</text:span><text:span text:style-name="T157"> </text:span><text:span text:style-name="Strong_20_Emphasis"><text:span text:style-name="T133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6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71">Bij</text:span><text:span text:style-name="T164"> </text:span><text:span text:style-name="Strong_20_Emphasis"><text:span text:style-name="T174">Kies uw toetsenbordindeling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40">variant</text:span> <text:span text:style-name="Strong_20_Emphasis">Engels (VS, internationaal, met doede toetsen)</text:span><text:span text:style-name="T158"> en klik</text:span><text:span text:style-name="T159"> </text:span><text:span text:style-name="T158">op</text:span><text:span text:style-name="T157"> </text:span><text:span text:style-name="Strong_20_Emphasis"><text:span text:style-name="T133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6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71">Bij</text:span><text:span text:style-name="T164"> </text:span><text:span text:style-name="Strong_20_Emphasis"><text:span text:style-name="T175">What apps would you like to install to start with?</text:span></text:span><text:span text:style-name="T175"> kies </text:span><text:span text:style-name="Strong_20_Emphasis"><text:span text:style-name="T175">Extended selection</text:span></text:span><text:span text:style-name="T176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76">klik</text:span><text:span text:style-name="T177"> </text:span><text:span text:style-name="T176">op</text:span><text:span text:style-name="T178"> </text:span><text:span text:style-name="Strong_20_Emphasis"><text:span text:style-name="T183">Next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6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71">Bij</text:span><text:span text:style-name="T164"> </text:span><text:span text:style-name="Strong_20_Emphasis"><text:span text:style-name="T172">Create your account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5" office:value-type="string">
            <text:p text:style-name="P8"><text:span text:style-name="T170">V</text:span><text:span text:style-name="T165">ul </text:span><text:span text:style-name="T166">in </text:span><text:span text:style-name="Strong_20_Emphasis"><text:span text:style-name="T172">Your</text:span></text:span><text:span text:style-name="Strong_20_Emphasis"><text:span text:style-name="T167"> n</text:span></text:span><text:span text:style-name="Strong_20_Emphasis"><text:span text:style-name="T168">am</text:span></text:span><text:span text:style-name="Strong_20_Emphasis"><text:span text:style-name="T172">e</text:span></text:span><text:span text:style-name="T168"> </text:span><text:span text:style-name="T11">&lt;</text:span><text:span text:style-name="T12">gebruiker&gt;</text:span><text:span text:style-name="T179">, </text:span><text:span text:style-name="Strong_20_Emphasis"><text:span text:style-name="T185"><text:line-break/></text:span></text:span><text:span text:style-name="Strong_20_Emphasis"><text:span text:style-name="T172">You</text:span></text:span><text:span text:style-name="Strong_20_Emphasis"><text:span text:style-name="T184">r</text:span></text:span><text:span text:style-name="Strong_20_Emphasis"><text:span text:style-name="T167"> </text:span></text:span><text:span text:style-name="Strong_20_Emphasis"><text:span text:style-name="T169">computer</text:span></text:span><text:span text:style-name="Strong_20_Emphasis"><text:span text:style-name="T182">'s </text:span></text:span><text:span text:style-name="Strong_20_Emphasis"><text:span text:style-name="T181">name</text:span></text:span><text:span text:style-name="T14"> &lt;computernaam&gt;</text:span><text:span text:style-name="T168">,</text:span><text:span text:style-name="Strong_20_Emphasis"><text:span text:style-name="T186"><text:line-break/></text:span></text:span><text:span text:style-name="Strong_20_Emphasis"><text:span text:style-name="T173">Your username</text:span></text:span><text:span text:style-name="T168"> &lt;</text:span><text:span text:style-name="T14">gebruikersnaam&gt;</text:span><text:span text:style-name="T168">,</text:span><text:span text:style-name="Strong_20_Emphasis"><text:span text:style-name="T186"><text:line-break/></text:span></text:span><text:span text:style-name="T180">g</text:span><text:span text:style-name="T163">eef tweemaal een </text:span><text:span text:style-name="Strong_20_Emphasis"><text:span text:style-name="T163">wachtwoord</text:span></text:span><text:span text:style-name="T176"> en klik</text:span><text:span text:style-name="T177"> </text:span><text:span text:style-name="T176">op</text:span><text:span text:style-name="T178"> </text:span><text:span text:style-name="Strong_20_Emphasis"><text:span text:style-name="T183">Next</text:span></text:span><text:span text:style-name="T178">.</text:span></text:p>
          </table:table-cell>
        </table:table-row>
      </table:table>
      <text:p text:style-name="P26"><text:span text:style-name="Strong_20_Emphasis"><text:span text:style-name="T66"/></text:span></text:p>
      <text:list text:continue-numbering="true" text:style-name="L1">
        <text:list-item>
          <text:p text:style-name="P70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27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65"><draw:control text:anchor-type="as-char" draw:z-index="3" draw:name="Vorm24" draw:style-name="gr1" draw:text-style-name="P7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T37">Aanmelden als </text:span><text:span text:style-name="T6">&lt;</text:span><text:span text:style-name="T7">gebruiker&gt;</text:span><text:span text:style-name="T3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6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44"><text:span text:style-name="Strong_20_Emphasis"><text:span text:style-name="T65"><draw:control text:anchor-type="as-char" draw:z-index="20" draw:name="Vorm 5" draw:style-name="gr1" draw:text-style-name="P7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66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7" text:note-class="footnote"><text:note-citation>1</text:note-citation><text:note-body><text:p text:style-name="P25"><text:span text:style-name="T132">Druk op de Super-toets (Windows, Command, of Vergrootglas-toets) of klik in de linkerbovenhoek.</text:span><text:span text:style-name="T132"/>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42"/></text:span></text:p>
          </table:table-cell>
          <table:table-cell table:style-name="_33_._5f_Installatie_5f_afronden.C6" office:value-type="string">
            <text:p text:style-name="P50"><text:span text:style-name="T3">Typ</text:span><text:span text:style-name="T44"> de </text:span><text:span text:style-name="T59">volgende </text:span><text:span text:style-name="T45">twee </text:span><text:span text:style-name="T44">opdrachten, ieder gevolgd door de </text:span><text:span text:style-name="T28">Enter</text:span><text:span text:style-name="T43">-toets: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7" office:value-type="string">
            <text:p text:style-name="P52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8" office:value-type="string">
            <text:p text:style-name="P52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9" office:value-type="string">
            <text:p text:style-name="P33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10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65"><draw:control text:anchor-type="as-char" draw:z-index="21" draw:name="Vorm 7" draw:style-name="gr1" draw:text-style-name="P7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67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42"/></text:span></text:p>
          </table:table-cell>
          <table:table-cell table:style-name="_33_._5f_Installatie_5f_afronden.C12" office:value-type="string">
            <text:p text:style-name="P48"><text:span text:style-name="T56">Selecteer</text:span><text:span text:style-name="T50"> </text:span><text:span text:style-name="Strong_20_Emphasis"><text:span text:style-name="T32">3</text:span></text:span><text:span text:style-name="T69"> </text:span><text:span text:style-name="T70">Installatie</text:span><text:span text:style-name="T71"> </text:span><text:span text:style-name="T72">afronden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3" office:value-type="string">
            <text:p text:style-name="P31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27"><text:span text:style-name="Strong_20_Emphasis"><text:span text:style-name="T37"/></text:span></text:p>
      <text:list text:continue-numbering="true" text:style-name="L1">
        <text:list-item>
          <text:p text:style-name="P73"><text:span text:style-name="Strong_20_Emphasis"><text:span text:style-name="T1">Gebruiker instell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><text:span text:style-name="Strong_20_Emphasis"><text:span text:style-name="T65"><draw:control text:anchor-type="as-char" draw:z-index="4" draw:name="Vorm40_0" draw:style-name="gr1" draw:text-style-name="P76" svg:width="0.35cm" svg:height="0.35cm" draw:control="control3"/></text:span></text:span></text:p>
          </table:table-cell>
          <table:table-cell table:style-name="Tabel2.A1" office:value-type="string">
            <text:p text:style-name="P42"><text:span text:style-name="Strong_20_Emphasis"><text:span text:style-name="T65"><draw:control text:anchor-type="as-char" draw:z-index="9" draw:name="Vorm40_ 1" draw:style-name="gr1" draw:text-style-name="P76" svg:width="0.35cm" svg:height="0.35cm" draw:control="control8"/></text:span></text:span></text:p>
          </table:table-cell>
          <table:table-cell table:style-name="Tabel2.D1" office:value-type="string">
            <text:p text:style-name="P13"><text:span text:style-name="T37">Aanmelden als </text:span><text:span text:style-name="T6">&lt;</text:span><text:span text:style-name="T7">gebruiker&gt;</text:span><text:span text:style-name="T53"><text:note text:id="ftn8" text:note-class="footnote"><text:note-citation>1</text:note-citation><text:note-body><text:p text:style-name="P35"><text:span text:style-name="T109">E</text:span><text:span text:style-name="T111">ventuele extra </text:span><text:span text:style-name="T237">gebruiker</text:span><text:span text:style-name="T110">s </text:span><text:span text:style-name="T111">aanmelden en dezelfde stappen uitvoeren.</text:span></text:p></text:note-body></text:note></text:span><text:span text:style-name="T37">.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20"><text:span text:style-name="Strong_20_Emphasis"><text:span text:style-name="T64"><draw:control text:anchor-type="as-char" draw:z-index="11" draw:name="Vorm13_ 1" draw:style-name="gr1" draw:text-style-name="P76" svg:width="0.35cm" svg:height="0.35cm" draw:control="control10"/></text:span></text:span></text:p>
          </table:table-cell>
          <table:table-cell table:style-name="Tabel2.D2" office:value-type="string">
            <text:p text:style-name="P58">Volg de welkomstschermen.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65"><draw:control text:anchor-type="as-char" draw:z-index="22" draw:name="Vorm 8" draw:style-name="gr1" draw:text-style-name="P76" svg:width="0.35cm" svg:height="0.35cm" draw:control="control21"/></text:span></text:span></text:p>
          </table:table-cell>
          <table:table-cell table:style-name="Tabel2.A1" office:value-type="string">
            <text:p text:style-name="P45"><text:span text:style-name="Strong_20_Emphasis"><text:span text:style-name="T65"><draw:control text:anchor-type="as-char" draw:z-index="23" draw:name="Vorm 9" draw:style-name="gr1" draw:text-style-name="P76" svg:width="0.35cm" svg:height="0.35cm" draw:control="control22"/></text:span></text:span></text:p>
          </table:table-cell>
          <table:table-cell table:style-name="Tabel2.D5" office:value-type="string">
            <text:p text:style-name="P67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6" office:value-type="string">
            <text:p text:style-name="P11"><text:span text:style-name="T56">Selecteer</text:span><text:span text:style-name="T50"> </text:span><text:span text:style-name="Strong_20_Emphasis"><text:span text:style-name="T32">4</text:span></text:span><text:span text:style-name="T69"> </text:span><text:span text:style-name="T57">Gebruiker instellen</text:span><text:span text:style-name="T55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7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10"><text:span text:style-name="Strong_20_Emphasis"><text:span text:style-name="T54"/></text:span></text:p>
      <text:p text:style-name="P21"/>
      <text:p text:style-name="P22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T130"><text:user-field-get text:name="Distro">Ubuntu</text:user-field-get></text:span><text:span text:style-name="T128"><text:s/></text:span><text:span text:style-name="T129"><text:user-field-get text:name="Version">24.04 LTS</text:user-field-get></text:span><text:span text:style-name="T129"><text:s/></text:span><text:span text:style-name="T131">Desktop</text:span><text:span text:style-name="T35"> </text:span><text:span text:style-name="T126">is voltooid.</text:span></text:p>
      <text:p text:style-name="P4"/>
      <text:list text:style-name="L2">
        <text:list-header>
          <text:p text:style-name="P74"><text:span text:style-name="T232">Geschreven door </text:span><text:a xlink:type="simple" xlink:href="mailto:info@karelzimmer.nl?subject=Checklist%20installatie%20Linux" text:style-name="Internet_20_link" text:visited-style-name="Visited_20_Internet_20_Link"><text:span text:style-name="T233">Karel Zimmer</text:span></text:a><text:span text:style-name="T234">.</text:span></text:p>
          <text:p text:style-name="P75"><text:span text:style-name="T236">Licentie </text:span><text:span text:style-name="T234">C</text:span><text:span text:style-name="T235">C0</text:span><text:span text:style-name="T234"> 1.0 </text:span><text:span text:style-name="T23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1"><text:s/></text:span><text:span text:style-name="T23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3-06T19:10:41.927610780">06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0:41.788528783</dc:date>
    <meta:keyword>Installatie</meta:keyword>
    <meta:keyword>Checklist</meta:keyword>
    <meta:keyword>Linux</meta:keyword>
    <meta:editing-cycles>6976</meta:editing-cycles>
    <meta:editing-duration>P12DT11H44M27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0" meta:word-count="483" meta:character-count="3391" meta:non-whitespace-character-count="2951"/>
    <meta:user-defined meta:name="Info 1"/>
    <meta:user-defined meta:name="Info 2"/>
    <meta:user-defined meta:name="Info 3"/>
    <meta:user-defined meta:name="Info 4"/>
  </office:meta>
</office:document-meta>
</file>